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margin-left="0.25in" fo:text-align="center" style:justify-single-word="false"/>
    </style:style>
    <style:style style:name="P3" style:family="paragraph" style:parent-style-name="List_20_Paragraph" style:list-style-name="WWNum1"/>
    <style:style style:name="P4" style:family="paragraph" style:parent-style-name="Standard">
      <style:text-properties fo:font-size="1pt" style:font-size-asian="1pt"/>
    </style:style>
    <style:style style:name="P5" style:family="paragraph" style:parent-style-name="List_20_Paragraph" style:list-style-name="WWNum3">
      <style:paragraph-properties fo:margin-left="0.4957in" fo:line-height="100%" fo:text-indent="-0.248in" style:auto-text-indent="false"/>
    </style:style>
    <style:style style:name="P6" style:family="paragraph" style:parent-style-name="List_20_Paragraph">
      <style:paragraph-properties fo:margin-left="0.4957in" fo:line-height="138%"/>
      <style:text-properties fo:font-size="1pt" fo:font-weight="bold" style:font-size-asian="1pt" style:font-weight-asian="bold" style:font-weight-complex="bold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5"/>
    <style:style style:name="P9" style:family="paragraph" style:parent-style-name="List_20_Paragraph" style:list-style-name="WWNum6">
      <style:paragraph-properties fo:margin-left="0.4957in" fo:line-height="100%" fo:text-indent="-0.248in" style:auto-text-indent="false"/>
    </style:style>
    <style:style style:name="P10" style:family="paragraph" style:parent-style-name="List_20_Paragraph" style:list-style-name="WWNum7">
      <style:paragraph-properties fo:margin-left="0.4957in" fo:line-height="100%" fo:text-indent="-0.248in" style:auto-text-indent="false"/>
    </style:style>
    <style:style style:name="P11" style:family="paragraph" style:parent-style-name="List_20_Paragraph" style:list-style-name="WWNum8">
      <style:paragraph-properties fo:margin-left="0.4957in" fo:line-height="100%" fo:text-indent="-0.248in" style:auto-text-indent="false"/>
    </style:style>
    <style:style style:name="P12" style:family="paragraph" style:parent-style-name="Standard">
      <style:paragraph-properties fo:line-height="115%"/>
    </style:style>
    <style:style style:name="P13" style:family="paragraph" style:parent-style-name="List_20_Paragraph" style:list-style-name="WWNum9"/>
    <style:style style:name="P14" style:family="paragraph" style:parent-style-name="List_20_Paragraph">
      <style:text-properties fo:font-size="6pt" style:font-size-asian="6pt"/>
    </style:style>
    <style:style style:name="P15" style:family="paragraph" style:parent-style-name="List_20_Paragraph" style:list-style-name="WWNum10">
      <style:paragraph-properties fo:margin-left="0.4957in" fo:line-height="100%" fo:text-indent="-0.248in" style:auto-text-indent="false"/>
    </style:style>
    <style:style style:name="P16" style:family="paragraph" style:parent-style-name="List_20_Paragraph" style:list-style-name="WWNum2"/>
    <style:style style:name="P17" style:family="paragraph" style:parent-style-name="List_20_Paragraph">
      <style:text-properties fo:font-size="3pt" fo:font-weight="bold" style:font-size-asian="3pt" style:font-weight-asian="bold" style:font-weight-complex="bold"/>
    </style:style>
    <style:style style:name="P18" style:family="paragraph" style:parent-style-name="List_20_Paragraph" style:list-style-name="WWNum11">
      <style:paragraph-properties fo:margin-left="0.4957in" fo:line-height="100%" fo:text-indent="-0.248in" style:auto-text-indent="false"/>
    </style:style>
    <style:style style:name="T1" style:family="text">
      <style:text-properties officeooo:rsid="001f5bcf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 fo:background-color="#ffff00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5bcf" style:font-weight-asian="bold" style:font-weight-complex="bold"/>
    </style:style>
    <style:style style:name="T9" style:family="text">
      <style:text-properties fo:font-weight="bold" style:font-weight-asian="bold" style:font-weight-complex="bold" fo:background-color="#ffff00"/>
    </style:style>
    <style:style style:name="T10" style:family="text">
      <style:text-properties fo:background-color="#ffff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fo:background-color="#ffff00"/>
    </style:style>
    <style:style style:name="T13" style:family="text">
      <style:text-properties fo:font-weight="bold" style:font-weight-asian="bold"/>
    </style:style>
    <style:style style:name="T14" style:family="text">
      <style:text-properties fo:font-style="italic" fo:font-weight="bold" style:font-style-asian="italic" style:font-weight-asian="bold" style:font-style-complex="italic" fo:background-color="#ffff00"/>
    </style:style>
    <style:style style:name="T15" style:family="text">
      <style:text-properties fo:font-style="italic" style:font-style-asian="italic" style:font-style-complex="italic" fo:background-color="#ffff00"/>
    </style:style>
    <style:style style:name="T16" style:family="text">
      <style:text-properties fo:font-size="1pt" style:font-size-asian="1pt"/>
    </style:style>
    <style:style style:name="T17" style:family="text">
      <style:text-properties fo:font-size="1pt" fo:font-weight="bold" style:font-size-asian="1pt" style:font-weight-asian="bold" style:font-weight-complex="bold"/>
    </style:style>
    <style:style style:name="T18" style:family="text">
      <style:text-properties fo:font-size="12pt" style:text-underline-style="solid" style:text-underline-width="auto" style:text-underline-color="font-color" style:font-size-asian="12pt"/>
    </style:style>
    <style:style style:name="T19" style:family="text">
      <style:text-properties fo:font-size="12pt" style:text-underline-style="solid" style:text-underline-width="auto" style:text-underline-color="font-color" style:font-size-asian="12pt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6pt" style:font-size-asian="6pt"/>
    </style:style>
    <style:style style:name="T22" style:family="text">
      <style:text-properties fo:font-style="italic" fo:font-weight="bold" style:font-style-asian="italic" style:font-weight-asian="bold" style:font-style-complex="italic"/>
    </style:style>
    <style:style style:name="T23" style:family="text">
      <style:text-properties fo:font-size="3pt" fo:font-weight="bold" style:font-size-asian="3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17</text:span>. Vývojářské nástroje a verzovací systémy</text:h>
      <text:h text:style-name="P1" text:outline-level="2">* nepovinné informace</text:h>
      <text:h text:style-name="P1" text:outline-level="2" loext:marker-style-name="T2"><text:span text:style-name="T3"><text:s/></text:span><text:span text:style-name="T4">důležité informace</text:span></text:h>
      <text:p text:style-name="P2" loext:marker-style-name="T5"><text:span text:style-name="T6">*</text:span><text:span text:style-name="T5"> důležité informace v nepovinné sekci dokumentu</text:span></text:p>
      <text:h text:style-name="Heading_20_2" text:outline-level="2" loext:marker-style-name="T7"><text:span text:style-name="T8">17</text:span><text:span text:style-name="T7">.1. Fáze tvorby programu a vývojářské nástroje</text:span></text:h>
      <text:h text:style-name="Heading_20_3" text:outline-level="3">dělení</text:h>
      <text:list text:style-name="WWNum1">
        <text:list-item>
          <text:p text:style-name="P3" loext:marker-style-name="T7"><text:span text:style-name="T7">Návrh algoritmu a programové architektury </text:span>– používají se tzv. <text:span text:style-name="T9">UML</text:span><text:span text:style-name="T10"> </text:span>(<text:span text:style-name="T11">Unified Modeling Language</text:span>), jedná se o <text:span text:style-name="T12">standardizovaný jazyk</text:span> sloužící pro <text:span text:style-name="T12">vizualizaci</text:span><text:span text:style-name="T10"> </text:span><text:span text:style-name="T12">a správu různých aspektů</text:span><text:span text:style-name="T10"> </text:span><text:span text:style-name="T12">SW</text:span><text:span text:style-name="T10"> </text:span><text:span text:style-name="T12">systémů</text:span>, používá <text:span text:style-name="T12">diagramy</text:span>, existuje <text:span text:style-name="T12">řada</text:span><text:span text:style-name="T10"> </text:span><text:span text:style-name="T12">komerčních</text:span><text:span text:style-name="T10"> </text:span><text:span text:style-name="T12">programů</text:span>, např. draw.io, open source variantou je poté <text:span text:style-name="T12">DIA</text:span>, který lze použít k tvorbě <text:span text:style-name="T12">ER diagramů</text:span></text:p>
        </text:list-item>
        <text:list-item>
          <text:p text:style-name="P3" loext:marker-style-name="T7"><text:span text:style-name="T7">Psaní a ladění kódu </text:span>– hojně se zde využívají <text:span text:style-name="T12">IDE</text:span>, který poskytují programátorům <text:span text:style-name="T12">celou sadu funkcí a pomůcek pro tvorbu kódu</text:span>, např. <text:span text:style-name="T12">PyCharm</text:span>, <text:span text:style-name="T12">Visual</text:span><text:span text:style-name="T9"> </text:span><text:span text:style-name="T12">Studio</text:span><text:span text:style-name="T10"> </text:span><text:span text:style-name="T12">Code</text:span></text:p>
        </text:list-item>
        <text:list-item>
          <text:p text:style-name="P3" loext:marker-style-name="T7"><text:span text:style-name="T7">Testování </text:span>– používá nástroje jako např. <text:span text:style-name="T13">xUnit</text:span>, <text:span text:style-name="T11">tzv. </text:span><text:span text:style-name="T14">unit</text:span><text:span text:style-name="T15"> </text:span><text:span text:style-name="T14">testy</text:span>, nebo <text:span text:style-name="T13">Postman</text:span>, <text:span text:style-name="T12">testování</text:span><text:span text:style-name="T10"> </text:span><text:span text:style-name="T12">API</text:span></text:p>
        </text:list-item>
        <text:list-item>
          <text:p text:style-name="P3" loext:marker-style-name="T7"><text:span text:style-name="T7">Správa verzí projektu – </text:span><text:span text:style-name="T12">pro správu projektu a spolupráci či sledování změn</text:span> se používají tzv. <text:span text:style-name="T12">verzovací systémy</text:span>, např. <text:span text:style-name="T13">Git</text:span>, ten nabízí kromě <text:span text:style-name="T12">správy lokálních repositářů</text:span> také <text:span text:style-name="T12">synchronizaci </text:span>s těmi vzdálenými</text:p>
        </text:list-item>
        <text:list-item>
          <text:p text:style-name="P3" loext:marker-style-name="T7"><text:span text:style-name="T7">Dokumentace </text:span>– <text:span text:style-name="T12">klíčová pro správnou údržbu</text:span>, např. <text:span text:style-name="T13">Doxygen </text:span>umožňuje <text:span text:style-name="T12">tvorbu dokumentace z poznámek v kódu</text:span> </text:p>
        </text:list-item>
      </text:list>
      <text:h text:style-name="Heading_20_2" text:outline-level="2" loext:marker-style-name="T7"><text:span text:style-name="T8">17</text:span><text:span text:style-name="T7">.2. IDE, pomůcky pro editaci a redaktorování kódu</text:span></text:h>
      <text:h text:style-name="Heading_20_3" text:outline-level="3">vysvětlení</text:h>
      <text:p text:style-name="Standard"><text:span text:style-name="T7">IDE</text:span> (<text:span text:style-name="T11">Integrated Development Environment</text:span>) je <text:span text:style-name="T12">integrované vývojářské prostředí</text:span> poskytující programátorovi <text:span text:style-name="T12">komplexní sadu nástrojů a funkcí pro vývoj SW</text:span>, kromě textového editoru podporujícího a doplňujícího syntax daného jazyka zahrnuje také:</text:p>
      <text:p text:style-name="P4" loext:marker-style-name="T16"/>
      <text:list text:style-name="WWNum3">
        <text:list-item>
          <text:p text:style-name="P5" loext:marker-style-name="T7"><text:span text:style-name="T7">Debugger </text:span>– umožňuje vývojáři <text:span text:style-name="T12">chronologicky procházet a ladit kód</text:span></text:p>
        </text:list-item>
        <text:list-item>
          <text:p text:style-name="P5" loext:marker-style-name="T7"><text:span text:style-name="T7">Profiler – </text:span>identifikují <text:span text:style-name="T12">slabá místa v kódu</text:span>, <text:span text:style-name="T12">optimalizují</text:span><text:span text:style-name="T10"> </text:span><text:span text:style-name="T12">výkon</text:span></text:p>
        </text:list-item>
        <text:list-item>
          <text:p text:style-name="P5" loext:marker-style-name="T7"><text:span text:style-name="T7">Integrace s verzovacím systémem </text:span>– umožňuje pracovat <text:span text:style-name="T12">s různými verzemi kódu</text:span>, zapojit tým</text:p>
        </text:list-item>
        <text:list-item>
          <text:p text:style-name="P5" loext:marker-style-name="T7"><text:span text:style-name="T7">Sestavování a testování – </text:span><text:span text:style-name="T12">sestavení aplikace z kódu</text:span> a <text:span text:style-name="T12">spuštění automatického testu</text:span></text:p>
        </text:list-item>
        <text:list-item>
          <text:p text:style-name="P5" loext:marker-style-name="T7"><text:span text:style-name="T7">Správce balíčků </text:span>– <text:span text:style-name="T12">snadná</text:span><text:span text:style-name="T10"> </text:span><text:span text:style-name="T12">instalace</text:span>, odinstalace a <text:span text:style-name="T12">obecná správa balíčků</text:span>, <text:span text:style-name="T12">knihoven</text:span></text:p>
        </text:list-item>
      </text:list>
      <text:p text:style-name="P6" loext:marker-style-name="T17"/>
      <text:p text:style-name="Standard">Mezi <text:span text:style-name="T7">užitečné pomůcky</text:span>, které IDE dále nabízí by se dalo zařadit:</text:p>
      <text:list text:style-name="WWNum4">
        <text:list-item>
          <text:p text:style-name="P7" loext:marker-style-name="T7"><text:span text:style-name="T7">Syntax zvýraznění </text:span>– <text:span text:style-name="T12">zvyšuje</text:span><text:span text:style-name="T10"> </text:span><text:span text:style-name="T12">čitelnost</text:span>, <text:span text:style-name="T12">zpřehledňuje</text:span><text:span text:style-name="T10"> </text:span><text:span text:style-name="T12">kód</text:span>, např. barevně odlišuje proměnné</text:p>
        </text:list-item>
        <text:list-item>
          <text:p text:style-name="P7" loext:marker-style-name="T7"><text:span text:style-name="T7">Automatické dokončování kódu – </text:span><text:span text:style-name="T12">minimalizace</text:span><text:span text:style-name="T10"> </text:span><text:span text:style-name="T12">chyb</text:span><text:span text:style-name="T10"> </text:span>a urychlení práce</text:p>
        </text:list-item>
        <text:list-item>
          <text:p text:style-name="P7" loext:marker-style-name="T7"><text:span text:style-name="T7">Code snippets –</text:span> <text:span text:style-name="T12">krátké</text:span><text:span text:style-name="T10"> </text:span><text:span text:style-name="T12">úryvky</text:span><text:span text:style-name="T10"> </text:span><text:span text:style-name="T12">kódu</text:span>, které lze <text:span text:style-name="T12">vložit</text:span><text:span text:style-name="T10"> </text:span><text:span text:style-name="T12">do</text:span><text:span text:style-name="T10"> </text:span><text:span text:style-name="T12">projektu</text:span></text:p>
        </text:list-item>
        <text:list-item>
          <text:p text:style-name="P7" loext:marker-style-name="T7"><text:span text:style-name="T7">Code folding – </text:span><text:span text:style-name="T12">skrytí pasáže kódu</text:span>, zůstane jen <text:span text:style-name="T12">hlavička</text:span>, <text:span text:style-name="T12">zvyšuje přehlednost</text:span> u delších kódu</text:p>
        </text:list-item>
        <text:list-item>
          <text:p text:style-name="P7" loext:marker-style-name="T7"><text:span text:style-name="T7">Linter – </text:span>upozorňují na <text:span text:style-name="T12">potenciální</text:span><text:span text:style-name="T10"> </text:span><text:span text:style-name="T12">chyby</text:span>, <text:span text:style-name="T12">integrovány</text:span><text:span text:style-name="T10"> </text:span>právě <text:span text:style-name="T12">do</text:span><text:span text:style-name="T10"> </text:span><text:span text:style-name="T12">textového</text:span><text:span text:style-name="T10"> </text:span><text:span text:style-name="T12">editoru</text:span></text:p>
        </text:list-item>
        <text:list-item>
          <text:p text:style-name="P7" loext:marker-style-name="T7"><text:span text:style-name="T7">Copilot – </text:span><text:span text:style-name="T12">umělá</text:span><text:span text:style-name="T10"> </text:span><text:span text:style-name="T12">inteligence</text:span>, <text:span text:style-name="T12">generuje</text:span><text:span text:style-name="T10"> </text:span><text:span text:style-name="T12">kód</text:span><text:span text:style-name="T10"> </text:span>na základě <text:span text:style-name="T12">vývojářského</text:span><text:span text:style-name="T10"> </text:span><text:span text:style-name="T12">vstupu</text:span>, <text:span text:style-name="T12">snaha</text:span><text:span text:style-name="T10"> </text:span><text:span text:style-name="T12">zrychlit</text:span><text:span text:style-name="T10"> </text:span><text:span text:style-name="T12">vývoj</text:span>, dnes nabízí generaci kódů v jazycích <text:span text:style-name="T13">Python</text:span>, <text:span text:style-name="T13">JavaScript</text:span>, <text:span text:style-name="T13">TypeScript</text:span> a další</text:p>
        </text:list-item>
      </text:list>
      <text:p text:style-name="Standard"><text:span text:style-name="T7">Refraktorování kódu</text:span> je <text:span text:style-name="T12">estetická úprava kódu bez změnění jeho vnějšího chování</text:span>, snaha <text:span text:style-name="T12">zlepšit</text:span><text:span text:style-name="T10"> </text:span><text:span text:style-name="T12">přehlednost</text:span>, <text:span text:style-name="T12">čitelnost</text:span>, postupuje se <text:span text:style-name="T12">systematiky</text:span>, např. <text:span text:style-name="T12">změny</text:span><text:span text:style-name="T10"> </text:span><text:span text:style-name="T12">jmen</text:span><text:span text:style-name="T10"> </text:span><text:span text:style-name="T12">proměnných</text:span>, rozdělení funkcí na co nejmenší části, zefektivnění algoritmu atd.</text:p>
      <text:p text:style-name="Standard" loext:marker-style-name="T18"><text:soft-page-break/><text:span text:style-name="T19">Zásady psaní kódu:</text:span><text:span text:style-name="T19"/></text:p>
      <text:list text:style-name="WWNum5">
        <text:list-item>
          <text:p text:style-name="P8" loext:marker-style-name="T7"><text:span text:style-name="T7">DRY </text:span>(<text:span text:style-name="T11">Do not Repeat Yourself</text:span>) – <text:span text:style-name="T12">snaha minimalizovat opakování se v rámci kódu</text:span>, tzn. každá informace má jediné a jasně definované zdrojové místo v kódu, tzn. v případě nutnosti se chyba opraví přepsáním jediného místa.</text:p>
        </text:list-item>
        <text:list-item>
          <text:p text:style-name="P8" loext:marker-style-name="T7"><text:span text:style-name="T7">KISS </text:span>(<text:span text:style-name="T11">Keep it Simple, Stupid</text:span>)<text:span text:style-name="T7"> </text:span>– <text:span text:style-name="T12">oproštění se od zbytečně složitého kódu</text:span>, píšeme <text:span text:style-name="T12">jasně</text:span><text:span text:style-name="T10"> </text:span><text:span text:style-name="T12">a</text:span><text:span text:style-name="T10"> </text:span><text:span text:style-name="T12">stručně</text:span>, složitá řešení jsou totiž náchylná k chybám.</text:p>
        </text:list-item>
        <text:list-item>
          <text:p text:style-name="P8" loext:marker-style-name="T7"><text:span text:style-name="T7">YAGNI</text:span> (<text:span text:style-name="T11">You Ain´t Gonna Need It</text:span>) – <text:span text:style-name="T12">nepíšeme kód pro případ, který nemusí nastat</text:span></text:p>
        </text:list-item>
        <text:list-item>
          <text:p text:style-name="P8" loext:marker-style-name="T7"><text:span text:style-name="T7">SOLID – </text:span><text:span text:style-name="T12">soubor zásad pro psaní objektově orientovaného kódu</text:span></text:p>
        </text:list-item>
      </text:list>
      <text:h text:style-name="Heading_20_2" text:outline-level="2" loext:marker-style-name="T7"><text:span text:style-name="T8">17</text:span><text:span text:style-name="T7">.3. Nástroje pro ladění a testování</text:span></text:h>
      <text:h text:style-name="Heading_20_3" text:outline-level="3">vysvětlení</text:h>
      <text:p text:style-name="Standard"><text:span text:style-name="T7">Debugger</text:span> je <text:span text:style-name="T12">nástroj používaný k hledání a ladění chyb v kódu</text:span>, umožňuje totiž programátorovi spustit kód a postupovat <text:span text:style-name="T12">krok</text:span><text:span text:style-name="T10"> </text:span><text:span text:style-name="T12">po</text:span><text:span text:style-name="T10"> </text:span><text:span text:style-name="T12">kroku</text:span><text:span text:style-name="T10"> </text:span>a zjišťovat, jaký efekt mají <text:span text:style-name="T12">jednotlivé</text:span><text:span text:style-name="T10"> </text:span><text:span text:style-name="T12">úseky</text:span><text:span text:style-name="T10"> </text:span>na zbytek aplikace</text:p>
      <text:list text:style-name="WWNum6">
        <text:list-item>
          <text:p text:style-name="P9" loext:marker-style-name="T7"><text:span text:style-name="T7">Zastavení programu v určitém bodě.</text:span><text:span text:style-name="T7"/></text:p>
        </text:list-item>
        <text:list-item>
          <text:p text:style-name="P9" loext:marker-style-name="T7"><text:span text:style-name="T7">Krok po kroku – </text:span>volitelná rychlost postupu</text:p>
        </text:list-item>
        <text:list-item>
          <text:p text:style-name="P9" loext:marker-style-name="T7"><text:span text:style-name="T7">Sledování hodnot proměnných – </text:span>lze je sledovat a porovnávat v libovolné části programu</text:p>
        </text:list-item>
        <text:list-item>
          <text:p text:style-name="P9" loext:marker-style-name="T7"><text:span text:style-name="T7">Stack trace </text:span>– sledování stavu zásobníku volání funkcí</text:p>
        </text:list-item>
        <text:list-item>
          <text:p text:style-name="P9" loext:marker-style-name="T7"><text:span text:style-name="T7">Profilování výkonu </text:span>– délka trvání vykonání jednotlivých dílčích funkcí</text:p>
        </text:list-item>
      </text:list>
      <text:p text:style-name="Standard"><text:span text:style-name="T7">Testování kódu </text:span><text:span text:style-name="T12">ověřuje</text:span><text:span text:style-name="T10"> </text:span><text:span text:style-name="T12">správnost</text:span>, <text:span text:style-name="T12">minimalizuje</text:span><text:span text:style-name="T10"> </text:span><text:span text:style-name="T12">negativní</text:span><text:span text:style-name="T10"> </text:span><text:span text:style-name="T12">dopad</text:span>, <text:span text:style-name="T12">zvyšuje</text:span><text:span text:style-name="T10"> </text:span><text:span text:style-name="T12">kvalitu</text:span><text:span text:style-name="T10"> </text:span><text:span text:style-name="T12">výsledku</text:span></text:p>
      <text:p text:style-name="Standard"><text:span text:style-name="T7">Vývoj řízený testy </text:span>(<text:span text:style-name="T20">TDD</text:span><text:span text:style-name="T11"> – Test Driven Development</text:span>) <text:span text:style-name="T12">píše testy ještě před psaním samotného kódu</text:span>, aplikace je tedy <text:span text:style-name="T12">spolehlivější</text:span><text:span text:style-name="T10"> </text:span><text:span text:style-name="T12">a</text:span><text:span text:style-name="T10"> </text:span><text:span text:style-name="T12">efektivnější</text:span></text:p>
      <text:h text:style-name="Heading_20_2" text:outline-level="2" loext:marker-style-name="T7"><text:span text:style-name="T8">17</text:span><text:span text:style-name="T7">.4. Správa závislostí, virtuální prostředí a kontejnery</text:span></text:h>
      <text:h text:style-name="Heading_20_3" text:outline-level="3">dělení</text:h>
      <text:p text:style-name="Standard">Závislosti mohou být:</text:p>
      <text:list text:style-name="WWNum7">
        <text:list-item>
          <text:p text:style-name="P10"><text:span text:style-name="T7">vnitřní</text:span>, tj. <text:span text:style-name="T12">různé</text:span><text:span text:style-name="T10"> </text:span><text:span text:style-name="T12">části</text:span><text:span text:style-name="T10"> </text:span><text:span text:style-name="T12">jednoho</text:span><text:span text:style-name="T10"> </text:span><text:span text:style-name="T12">programu</text:span></text:p>
        </text:list-item>
        <text:list-item>
          <text:p text:style-name="P10"><text:span text:style-name="T7">vnější</text:span>, tj. <text:span text:style-name="T12">program</text:span><text:span text:style-name="T10"> </text:span><text:span text:style-name="T12">a</text:span><text:span text:style-name="T10"> </text:span><text:span text:style-name="T12">externí</text:span><text:span text:style-name="T10"> </text:span><text:span text:style-name="T12">knihovna</text:span></text:p>
        </text:list-item>
      </text:list>
      <text:p text:style-name="Standard">Správa těchto závislostí je <text:span text:style-name="T12">důležitou součástí moderního programování</text:span>, používají se proto nástroje:</text:p>
      <text:list text:style-name="WWNum8">
        <text:list-item>
          <text:p text:style-name="P11" loext:marker-style-name="T7"><text:span text:style-name="T7">pip</text:span> – <text:span text:style-name="T12">Python</text:span>, <text:span text:style-name="T12">instalace</text:span><text:span text:style-name="T10"> </text:span><text:span text:style-name="T12">balíčků</text:span>, pip freeze, instalace pomocí přímého odkazu na Git</text:p>
        </text:list-item>
        <text:list-item>
          <text:p text:style-name="P11" loext:marker-style-name="T7"><text:span text:style-name="T7">npm – </text:span><text:span text:style-name="T12">JS a Node.js</text:span>, <text:span text:style-name="T12">instalace</text:span><text:span text:style-name="T10"> </text:span><text:span text:style-name="T12">z</text:span><text:span text:style-name="T10"> </text:span><text:span text:style-name="T12">centrálního</text:span><text:span text:style-name="T10"> </text:span><text:span text:style-name="T12">registru</text:span><text:span text:style-name="T10"> </text:span>npm a také externích zdrojů, např. Git</text:p>
        </text:list-item>
        <text:list-item>
          <text:p text:style-name="P11" loext:marker-style-name="T7"><text:span text:style-name="T7">yarn – </text:span><text:span text:style-name="T12">alternativa k npm</text:span>, <text:span text:style-name="T12">vylepšená</text:span><text:span text:style-name="T10"> </text:span><text:span text:style-name="T12">výkonnost</text:span>, možnost <text:span text:style-name="T12">paralelního</text:span><text:span text:style-name="T10"> </text:span><text:span text:style-name="T12">stahování</text:span><text:span text:style-name="T10"> </text:span><text:span text:style-name="T12">balíčků</text:span></text:p>
        </text:list-item>
      </text:list>
      <text:p text:style-name="Standard" loext:marker-style-name="T11"><text:span text:style-name="T7">Virtuální prostředí </text:span>nám dává možnost <text:span text:style-name="T12">oddělit</text:span><text:span text:style-name="T10"> </text:span><text:span text:style-name="T12">závislosti</text:span><text:span text:style-name="T10"> </text:span><text:span text:style-name="T12">projektu</text:span><text:span text:style-name="T10"> </text:span><text:span text:style-name="T12">od</text:span><text:span text:style-name="T10"> </text:span><text:span text:style-name="T12">systémových</text:span><text:span text:style-name="T10"> </text:span><text:span text:style-name="T12">knihoven</text:span><text:span text:style-name="T10"> </text:span><text:span text:style-name="T12">a</text:span><text:span text:style-name="T10"> </text:span><text:span text:style-name="T12">nástrojů</text:span>, <text:span text:style-name="T12">projekt se tak stává nezávislý na konkrétním PC</text:span>, <text:span text:style-name="T12">snadná</text:span><text:span text:style-name="T10"> </text:span><text:span text:style-name="T12">přenositelnost</text:span>, <text:span text:style-name="T12">údržba</text:span>, např. Python používá příkazy <text:span text:style-name="T11">python – m venv &lt;název&gt;</text:span>, <text:span text:style-name="T11">&lt;název&gt;\Scripts\activate </text:span></text:p>
      <text:p text:style-name="P12" loext:marker-style-name="T13"><text:span text:style-name="T7">Kontejnery </text:span>jsou vlastně <text:span text:style-name="T12">virtuální prostředí sloužící pro běh aplikací</text:span>, kontejner <text:span text:style-name="T12">izoluje</text:span><text:span text:style-name="T10"> </text:span><text:span text:style-name="T12">zdroje</text:span><text:span text:style-name="T10"> </text:span><text:span text:style-name="T12">jako</text:span><text:span text:style-name="T10"> </text:span><text:span text:style-name="T12">je</text:span><text:span text:style-name="T10"> </text:span><text:span text:style-name="T12">OS</text:span>, <text:span text:style-name="T12">síť</text:span><text:span text:style-name="T10"> </text:span><text:span text:style-name="T12">a</text:span><text:span text:style-name="T10"> </text:span><text:span text:style-name="T12">souborové</text:span><text:span text:style-name="T10"> </text:span><text:span text:style-name="T12">systémy</text:span><text:span text:style-name="T10"> </text:span><text:span text:style-name="T12">od</text:span><text:span text:style-name="T10"> </text:span><text:span text:style-name="T12">hostitelského</text:span><text:span text:style-name="T10"> </text:span><text:span text:style-name="T12">systému</text:span>, kontejnery jsou <text:span text:style-name="T12">velice</text:span><text:span text:style-name="T10"> </text:span><text:span text:style-name="T12">flexibilní</text:span><text:span text:style-name="T10"> </text:span>a <text:span text:style-name="T12">snadno</text:span><text:span text:style-name="T10"> </text:span><text:span text:style-name="T12">přenosné</text:span>, používají se pro běh aplikací <text:span text:style-name="T12">na</text:span><text:span text:style-name="T10"> </text:span><text:span text:style-name="T12">cloudu</text:span><text:span text:style-name="T10"> </text:span>nebo např. <text:span text:style-name="T12">testování</text:span></text:p>
      <text:list text:style-name="WWNum9">
        <text:list-item>
          <text:p text:style-name="P13"><text:span text:style-name="T7">Docker</text:span> je <text:span text:style-name="T12">nejznámější a nejčastěji používanou platformou</text:span> pro kontejnerizaci</text:p>
        </text:list-item>
      </text:list>
      <text:p text:style-name="P14" loext:marker-style-name="T21"/>
      <text:list text:continue-numbering="true" text:style-name="WWNum9">
        <text:list-item>
          <text:list>
            <text:list-item>
              <text:p text:style-name="P13" loext:marker-style-name="T7"><text:span text:style-name="T7">Docker image </text:span>– <text:span text:style-name="T12">základní</text:span><text:span text:style-name="T10"> </text:span><text:span text:style-name="T12">stavební</text:span><text:span text:style-name="T10"> </text:span><text:span text:style-name="T12">jednotka</text:span>, statický balíček obsahující <text:span text:style-name="T12">vše</text:span><text:span text:style-name="T10"> </text:span><text:span text:style-name="T12">potřebné</text:span></text:p>
            </text:list-item>
            <text:list-item>
              <text:p text:style-name="P13"><text:span text:style-name="T7">Docker compose – </text:span>umožňuje <text:span text:style-name="T12">definovat</text:span><text:span text:style-name="T10"> </text:span>a <text:span text:style-name="T12">spustit</text:span><text:span text:style-name="T10"> </text:span><text:span text:style-name="T12">více</text:span><text:span text:style-name="T10"> </text:span><text:span text:style-name="T12">kontejnerů</text:span><text:span text:style-name="T10"> </text:span>v jednom souboru</text:p>
            </text:list-item>
          </text:list>
        </text:list-item>
      </text:list>
      <text:p text:style-name="Standard" loext:marker-style-name="T20"><text:span text:style-name="T20">Výhody kontejnerizace </text:span><text:span text:style-name="T20"/></text:p>
      <text:list text:style-name="WWNum10">
        <text:list-item>
          <text:p text:style-name="P15" loext:marker-style-name="T11"><text:span text:style-name="T22">Izolace</text:span><text:span text:style-name="T11"> – závislostí a aplikací od hostitelského systému, zajišťujeme tak stabilitu</text:span></text:p>
        </text:list-item>
        <text:list-item>
          <text:p text:style-name="P15" loext:marker-style-name="T11"><text:span text:style-name="T22">Konzistence</text:span><text:span text:style-name="T11"> – minimalizace chyb spojených s různými verzemi různých knihoven atd.</text:span></text:p>
        </text:list-item>
        <text:list-item>
          <text:p text:style-name="P15" loext:marker-style-name="T11"><text:soft-page-break/><text:span text:style-name="T22">Přenosnost</text:span><text:span text:style-name="T11"> – nezávislé na OS, SW i HW</text:span></text:p>
        </text:list-item>
        <text:list-item>
          <text:p text:style-name="P15" loext:marker-style-name="T11"><text:span text:style-name="T22">Efektivita</text:span><text:span text:style-name="T11"> – sdílení zdrojů mezi aplikacemi</text:span></text:p>
        </text:list-item>
        <text:list-item>
          <text:p text:style-name="P15" loext:marker-style-name="T22"><text:span text:style-name="T22">Škálovatelnost</text:span><text:span text:style-name="T22"/></text:p>
        </text:list-item>
        <text:list-item>
          <text:p text:style-name="P15" loext:marker-style-name="T11"><text:span text:style-name="T22">Snadná</text:span><text:span text:style-name="T11"> </text:span><text:span text:style-name="T22">správa</text:span></text:p>
        </text:list-item>
      </text:list>
      <text:h text:style-name="Heading_20_2" text:outline-level="2" loext:marker-style-name="T7"><text:span text:style-name="T8">17</text:span><text:span text:style-name="T7">.5. Verzovací systém – funkce a využití</text:span></text:h>
      <text:h text:style-name="Heading_20_3" text:outline-level="3">vysvětlení</text:h>
      <text:p text:style-name="Standard">Jedná se o <text:span text:style-name="T12">nástroj používaný pro sledování změn v kódu</text:span> a zajištění správného řízení verzí, nabízí tyto základní funkce: </text:p>
      <text:list text:style-name="WWNum2">
        <text:list-item>
          <text:p text:style-name="P16" loext:marker-style-name="T7"><text:span text:style-name="T7">Správa verzí </text:span>– ukládají různé verze souborů a umožňují uživatelům mezi nimi přepínat, programátor tak dokáže pracovat v paralelních větvích a následně je spojit</text:p>
        </text:list-item>
        <text:list-item>
          <text:p text:style-name="P16" loext:marker-style-name="T7"><text:span text:style-name="T7">Sledování změn – </text:span>sledují změny a ukládají je jako revize, díky čemuž může uživatel sledovat vývoj kódu, rozdíly mezi jednotlivými verzemi atd.</text:p>
        </text:list-item>
        <text:list-item>
          <text:p text:style-name="P16" loext:marker-style-name="T7"><text:span text:style-name="T7">Kolaborace – </text:span>práce více uživatelů spojena do jediného souboru</text:p>
        </text:list-item>
        <text:list-item>
          <text:p text:style-name="P16" loext:marker-style-name="T7"><text:span text:style-name="T7">Zpětné zotavení – </text:span>obnovení předchozí verze v případě chyby nebo ztráty</text:p>
        </text:list-item>
        <text:list-item>
          <text:p text:style-name="P16" loext:marker-style-name="T7"><text:span text:style-name="T7">Větvení a slučování – </text:span>vytváření větví pro paralelní vývoj, lze je také slučovat do jediného souboru, jeden uživatel tedy může řešit problém A, druhý problém B a následně je spojit</text:p>
        </text:list-item>
      </text:list>
      <text:p text:style-name="P17" loext:marker-style-name="T23"/>
      <text:p text:style-name="P12"><text:span text:style-name="T7">Git </text:span>je <text:span text:style-name="T12">distribuovaný verzovací systém</text:span> sloužící pro <text:span text:style-name="T12">správu kódu a souborů</text:span>, <text:span text:style-name="T12">ukládá celou historii projektu</text:span>, lze se tedy <text:span text:style-name="T12">kdykoliv vrátit k předchozímu stavu</text:span>, používá tzv. <text:span text:style-name="T13">snapshots</text:span>, které <text:span text:style-name="T12">ukládají změny od předchozí provedené změny</text:span>, dává nám také možnost pracovat na <text:span text:style-name="T12">více větvích najednou</text:span>, má <text:span text:style-name="T12">decentralizovanou architekturu</text:span>, tzn. že každý vývojář má lokální kopii projektu, může tedy pracovat off-line a nemusí komunikovat s centrálním serverem</text:p>
      <text:list text:style-name="WWNum11">
        <text:list-item>
          <text:p text:style-name="P18" loext:marker-style-name="T7"><text:span text:style-name="T7">GitHub </text:span>– <text:span text:style-name="T12">bezplatné hostování veřejných repositářů</text:span>, nabízí také placené plány</text:p>
        </text:list-item>
        <text:list-item>
          <text:p text:style-name="P18" loext:marker-style-name="T7"><text:span text:style-name="T7">GitLab – </text:span><text:span text:style-name="T12">větší možnost pro správu a konfiguraci</text:span> než GitHub</text:p>
        </text:list-item>
        <text:list-item>
          <text:p text:style-name="P18" loext:marker-style-name="T7"><text:span text:style-name="T7">Bitbucket – </text:span>hostuje <text:span text:style-name="T12">Git repositáře v cloudu</text:span> i na vlastních serverech</text:p>
        </text:list-item>
      </text:list>
      <text:p text:style-name="Standard"><text:span text:style-name="T7">Základní příkazy</text:span></text:p>
      <text:list text:continue-numbering="true" text:style-name="WWNum11">
        <text:list-item>
          <text:p text:style-name="P18" loext:marker-style-name="T7"><text:span text:style-name="T7">git add </text:span>– přidá změny v pracovním adresáři do indexu</text:p>
        </text:list-item>
        <text:list-item>
          <text:p text:style-name="P18" loext:marker-style-name="T7"><text:span text:style-name="T7">git commit – </text:span>vytvoří nový commit, použije k tomu změny uložené v indexu</text:p>
        </text:list-item>
        <text:list-item>
          <text:p text:style-name="P18" loext:marker-style-name="T7"><text:span text:style-name="T7">git push – </text:span>nahraje lokální změny do repositáře</text:p>
        </text:list-item>
        <text:list-item>
          <text:p text:style-name="P18" loext:marker-style-name="T7"><text:span text:style-name="T7">git pull – </text:span>stáhne všechny změny z repositáře, sloučí je s mými lokálními soubory</text:p>
        </text:list-item>
        <text:list-item>
          <text:p text:style-name="P18" loext:marker-style-name="T7"><text:span text:style-name="T7">git clone – </text:span>vytvoří kopii vzdáleného repositáře</text:p>
        </text:list-item>
        <text:list-item>
          <text:p text:style-name="P18" loext:marker-style-name="T7"><text:span text:style-name="T7">git status – </text:span>zobrazí aktuální stav, např. změněné soubory, aktuální větev atd.</text:p>
        </text:list-item>
        <text:list-item>
          <text:p text:style-name="P18" loext:marker-style-name="T7"><text:span text:style-name="T7">git diff – </text:span>zobrazí rozdíly mezi aktuálním a posledním commitnutým stavem</text:p>
        </text:list-item>
        <text:list-item>
          <text:p text:style-name="P18" loext:marker-style-name="T7"><text:span text:style-name="T7">git log – </text:span>seznam commitů v repositáři, lze filtrovat konkrétní</text:p>
        </text:list-item>
        <text:list-item>
          <text:p text:style-name="P18" loext:marker-style-name="T7"><text:span text:style-name="T7">git remote – v </text:span>zobrazí seznam vzdálených repositářů a zkontroluje jejich nastavení</text:p>
        </text:list-item>
        <text:list-item>
          <text:p text:style-name="P18" loext:marker-style-name="T7"><text:span text:style-name="T7">git show – </text:span>zobrazí autora, datum, čas, zprávu atd. daného commitu</text:p>
        </text:list-item>
      </text:list>
      <text:p text:style-name="Standard"><text:span text:style-name="T7">Větve v systému git </text:span><text:span text:style-name="T12">slouží k oddělení různých funkcionalit</text:span>, <text:span text:style-name="T12">oprav a vylepšení od hlavní linie</text:span>, tj. <text:span text:style-name="T12">master</text:span><text:span text:style-name="T10"> </text:span>větev, umožňuje vytvořit <text:span text:style-name="T12">na sobě nezávislé větve</text:span>, které lze spojit, <text:span text:style-name="T12">podporuje tedy práci v týmu</text:span>, <text:span text:style-name="T12">experimentování</text:span><text:span text:style-name="T10"> </text:span><text:span text:style-name="T12">a</text:span><text:span text:style-name="T10"> </text:span><text:span text:style-name="T12">testování</text:span><text:span text:style-name="T10"> </text:span><text:span text:style-name="T12">bez</text:span><text:span text:style-name="T10"> </text:span><text:span text:style-name="T12">rizika</text:span><text:span text:style-name="T10"> </text:span>ovlivnění hlavní větve</text:p>
      <text:list text:continue-numbering="true" text:style-name="WWNum11">
        <text:list-item>
          <text:p text:style-name="P18" loext:marker-style-name="T7"><text:span text:style-name="T7">git branch </text:span>– seznam všech větví repositáře, zobrazí také naši pozici mezi nimi</text:p>
        </text:list-item>
        <text:list-item>
          <text:p text:style-name="P18" loext:marker-style-name="T7"><text:span text:style-name="T7">git checkout – </text:span>přepínání mezi větvemi</text:p>
        </text:list-item>
        <text:list-item>
          <text:p text:style-name="P18" loext:marker-style-name="T7"><text:span text:style-name="T7">git merge – </text:span>zanoření větví do té hlavní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1972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4</meta:editing-cycles>
    <meta:creation-date>2025-03-13T20:54:00</meta:creation-date>
    <dc:date>2026-04-24T11:03:32.167231173</dc:date>
    <meta:editing-duration>PT18M19S</meta:editing-duration>
    <meta:generator>LibreOffice/26.2.2.2$Linux_X86_64 LibreOffice_project/620$Build-2</meta:generator>
    <meta:document-statistic meta:table-count="0" meta:image-count="0" meta:object-count="0" meta:page-count="3" meta:paragraph-count="90" meta:word-count="1186" meta:character-count="8043" meta:non-whitespace-character-count="6944"/>
    <meta:user-defined meta:name="AppVersion">16.0000</meta:user-defined>
    <meta:template xlink:type="simple" xlink:actuate="onRequest" xlink:title="Normal.dotm" xlink:href=""/>
  </office:meta>
</office:document-meta>
</file>